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fill="solid" draw:fill-color="#ffff00" draw:textarea-horizontal-align="center" draw:textarea-vertical-align="middle"/>
    </style:style>
    <style:style style:name="gr2" style:family="graphic" style:parent-style-name="standard">
      <style:graphic-properties draw:fill="solid" draw:fill-color="#ff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Times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346cm" svg:y1="4.174cm" svg:x2="9.512cm" svg:y2="5.296cm">
          <text:p/>
        </draw:line>
        <draw:line draw:style-name="gr1" draw:text-style-name="P1" draw:layer="layout" svg:x1="8.346cm" svg:y1="4.174cm" svg:x2="7.075cm" svg:y2="5.212cm">
          <text:p/>
        </draw:line>
        <draw:line draw:style-name="gr1" draw:text-style-name="P1" draw:layer="layout" svg:x1="11.747cm" svg:y1="4.174cm" svg:x2="12.913cm" svg:y2="5.296cm">
          <text:p/>
        </draw:line>
        <draw:line draw:style-name="gr1" draw:text-style-name="P1" draw:layer="layout" svg:x1="11.747cm" svg:y1="4.174cm" svg:x2="10.476cm" svg:y2="5.212cm">
          <text:p/>
        </draw:line>
        <draw:line draw:style-name="gr1" draw:text-style-name="P1" draw:layer="layout" svg:x1="10.048cm" svg:y1="2.674cm" svg:x2="11.214cm" svg:y2="3.796cm">
          <text:p/>
        </draw:line>
        <draw:line draw:style-name="gr1" draw:text-style-name="P1" draw:layer="layout" svg:x1="10.048cm" svg:y1="2.674cm" svg:x2="8.777cm" svg:y2="3.712cm">
          <text:p/>
        </draw:line>
        <draw:ellipse draw:style-name="gr2" draw:text-style-name="P1" draw:layer="layout" svg:width="1.674cm" svg:height="0.89cm" svg:x="9.13cm" svg:y="2.14cm">
          <text:p text:style-name="P1">1</text:p>
        </draw:ellipse>
        <draw:ellipse draw:style-name="gr2" draw:text-style-name="P1" draw:layer="layout" svg:width="1.674cm" svg:height="0.89cm" svg:x="7.487cm" svg:y="3.686cm">
          <text:p text:style-name="P1">1</text:p>
        </draw:ellipse>
        <draw:ellipse draw:style-name="gr2" draw:text-style-name="P1" draw:layer="layout" svg:width="1.674cm" svg:height="0.89cm" svg:x="10.787cm" svg:y="3.686cm">
          <text:p text:style-name="P1">1</text:p>
        </draw:ellipse>
        <draw:ellipse draw:style-name="gr2" draw:text-style-name="P1" draw:layer="layout" svg:width="1.674cm" svg:height="0.89cm" svg:x="2.566cm" svg:y="8.33cm">
          <text:p text:style-name="P1">1</text:p>
        </draw:ellipse>
        <draw:ellipse draw:style-name="gr2" draw:text-style-name="P1" draw:layer="layout" svg:width="1.674cm" svg:height="0.89cm" svg:x="5.866cm" svg:y="8.33cm">
          <text:p text:style-name="P1">4</text:p>
        </draw:ellipse>
        <draw:ellipse draw:style-name="gr2" draw:text-style-name="P1" draw:layer="layout" svg:width="1.674cm" svg:height="0.89cm" svg:x="9.166cm" svg:y="8.33cm">
          <text:p text:style-name="P1">6</text:p>
        </draw:ellipse>
        <draw:line draw:style-name="gr1" draw:text-style-name="P1" draw:layer="layout" svg:x1="5.046cm" svg:y1="7.275cm" svg:x2="6.212cm" svg:y2="8.397cm">
          <text:p/>
        </draw:line>
        <draw:line draw:style-name="gr1" draw:text-style-name="P1" draw:layer="layout" svg:x1="5.046cm" svg:y1="7.275cm" svg:x2="3.775cm" svg:y2="8.313cm">
          <text:p/>
        </draw:line>
        <draw:line draw:style-name="gr1" draw:text-style-name="P1" draw:layer="layout" svg:x1="8.447cm" svg:y1="7.275cm" svg:x2="9.613cm" svg:y2="8.397cm">
          <text:p/>
        </draw:line>
        <draw:line draw:style-name="gr1" draw:text-style-name="P1" draw:layer="layout" svg:x1="8.447cm" svg:y1="7.275cm" svg:x2="7.176cm" svg:y2="8.313cm">
          <text:p/>
        </draw:line>
        <draw:line draw:style-name="gr1" draw:text-style-name="P1" draw:layer="layout" svg:x1="6.748cm" svg:y1="5.775cm" svg:x2="7.914cm" svg:y2="6.897cm">
          <text:p/>
        </draw:line>
        <draw:line draw:style-name="gr1" draw:text-style-name="P1" draw:layer="layout" svg:x1="6.748cm" svg:y1="5.775cm" svg:x2="5.477cm" svg:y2="6.813cm">
          <text:p/>
        </draw:line>
        <draw:ellipse draw:style-name="gr2" draw:text-style-name="P1" draw:layer="layout" svg:width="1.674cm" svg:height="0.89cm" svg:x="4.187cm" svg:y="6.787cm">
          <text:p text:style-name="P1">1</text:p>
        </draw:ellipse>
        <draw:ellipse draw:style-name="gr2" draw:text-style-name="P1" draw:layer="layout" svg:width="1.674cm" svg:height="0.89cm" svg:x="7.487cm" svg:y="6.787cm">
          <text:p text:style-name="P1">3</text:p>
        </draw:ellipse>
        <draw:ellipse draw:style-name="gr2" draw:text-style-name="P1" draw:layer="layout" svg:width="1.674cm" svg:height="0.89cm" svg:x="12.566cm" svg:y="8.331cm">
          <text:p text:style-name="P1">4</text:p>
        </draw:ellipse>
        <draw:ellipse draw:style-name="gr2" draw:text-style-name="P1" draw:layer="layout" svg:width="1.674cm" svg:height="0.89cm" svg:x="15.866cm" svg:y="8.331cm">
          <text:p text:style-name="P1">1</text:p>
        </draw:ellipse>
        <draw:line draw:style-name="gr1" draw:text-style-name="P1" draw:layer="layout" svg:x1="11.746cm" svg:y1="7.276cm" svg:x2="12.912cm" svg:y2="8.398cm">
          <text:p/>
        </draw:line>
        <draw:line draw:style-name="gr1" draw:text-style-name="P1" draw:layer="layout" svg:x1="11.746cm" svg:y1="7.276cm" svg:x2="10.475cm" svg:y2="8.314cm">
          <text:p/>
        </draw:line>
        <draw:line draw:style-name="gr1" draw:text-style-name="P1" draw:layer="layout" svg:x1="15.147cm" svg:y1="7.276cm" svg:x2="16.313cm" svg:y2="8.398cm">
          <text:p/>
        </draw:line>
        <draw:line draw:style-name="gr1" draw:text-style-name="P1" draw:layer="layout" svg:x1="15.147cm" svg:y1="7.276cm" svg:x2="13.876cm" svg:y2="8.314cm">
          <text:p/>
        </draw:line>
        <draw:line draw:style-name="gr1" draw:text-style-name="P1" draw:layer="layout" svg:x1="13.448cm" svg:y1="5.776cm" svg:x2="14.614cm" svg:y2="6.898cm">
          <text:p/>
        </draw:line>
        <draw:line draw:style-name="gr1" draw:text-style-name="P1" draw:layer="layout" svg:x1="13.448cm" svg:y1="5.776cm" svg:x2="12.177cm" svg:y2="6.814cm">
          <text:p/>
        </draw:line>
        <draw:ellipse draw:style-name="gr2" draw:text-style-name="P1" draw:layer="layout" svg:width="1.674cm" svg:height="0.89cm" svg:x="10.887cm" svg:y="6.788cm">
          <text:p text:style-name="P1">3</text:p>
        </draw:ellipse>
        <draw:ellipse draw:style-name="gr2" draw:text-style-name="P1" draw:layer="layout" svg:width="1.674cm" svg:height="0.89cm" svg:x="14.187cm" svg:y="6.788cm">
          <text:p text:style-name="P1">1</text:p>
        </draw:ellipse>
        <draw:line draw:style-name="gr1" draw:text-style-name="P1" draw:layer="layout" svg:x1="10.049cm" svg:y1="5.775cm" svg:x2="11.215cm" svg:y2="6.897cm">
          <text:p/>
        </draw:line>
        <draw:line draw:style-name="gr1" draw:text-style-name="P1" draw:layer="layout" svg:x1="10.049cm" svg:y1="5.775cm" svg:x2="8.778cm" svg:y2="6.813cm">
          <text:p/>
        </draw:line>
        <draw:ellipse draw:style-name="gr2" draw:text-style-name="P1" draw:layer="layout" svg:width="1.674cm" svg:height="0.89cm" svg:x="5.866cm" svg:y="5.229cm">
          <text:p text:style-name="P1">1</text:p>
        </draw:ellipse>
        <draw:ellipse draw:style-name="gr2" draw:text-style-name="P1" draw:layer="layout" svg:width="1.674cm" svg:height="0.89cm" svg:x="9.166cm" svg:y="5.229cm">
          <text:p text:style-name="P1">2</text:p>
        </draw:ellipse>
        <draw:ellipse draw:style-name="gr2" draw:text-style-name="P1" draw:layer="layout" svg:width="1.674cm" svg:height="0.89cm" svg:x="12.466cm" svg:y="5.229cm">
          <text:p text:style-name="P1">1</text:p>
        </draw:ellipse>
        <draw:line draw:style-name="gr1" draw:text-style-name="P1" draw:layer="layout" svg:x1="8.346cm" svg:y1="11.875cm" svg:x2="9.512cm" svg:y2="12.997cm">
          <text:p/>
        </draw:line>
        <draw:line draw:style-name="gr1" draw:text-style-name="P1" draw:layer="layout" svg:x1="8.346cm" svg:y1="11.875cm" svg:x2="7.075cm" svg:y2="12.913cm">
          <text:p/>
        </draw:line>
        <draw:line draw:style-name="gr1" draw:text-style-name="P1" draw:layer="layout" svg:x1="11.747cm" svg:y1="11.875cm" svg:x2="12.913cm" svg:y2="12.997cm">
          <text:p/>
        </draw:line>
        <draw:line draw:style-name="gr1" draw:text-style-name="P1" draw:layer="layout" svg:x1="11.747cm" svg:y1="11.875cm" svg:x2="10.476cm" svg:y2="12.913cm">
          <text:p/>
        </draw:line>
        <draw:line draw:style-name="gr1" draw:text-style-name="P1" draw:layer="layout" svg:x1="10.048cm" svg:y1="10.375cm" svg:x2="11.214cm" svg:y2="11.497cm">
          <text:p/>
        </draw:line>
        <draw:line draw:style-name="gr1" draw:text-style-name="P1" draw:layer="layout" svg:x1="10.048cm" svg:y1="10.375cm" svg:x2="8.777cm" svg:y2="11.413cm">
          <text:p/>
        </draw:line>
        <draw:ellipse draw:style-name="gr2" draw:text-style-name="P1" draw:layer="layout" svg:width="1.674cm" svg:height="0.89cm" svg:x="9.13cm" svg:y="9.841cm">
          <text:p text:style-name="P1">1</text:p>
        </draw:ellipse>
        <draw:ellipse draw:style-name="gr2" draw:text-style-name="P1" draw:layer="layout" svg:width="1.674cm" svg:height="0.89cm" svg:x="7.487cm" svg:y="11.387cm">
          <text:p text:style-name="P1">1</text:p>
        </draw:ellipse>
        <draw:ellipse draw:style-name="gr2" draw:text-style-name="P1" draw:layer="layout" svg:width="1.674cm" svg:height="0.89cm" svg:x="10.787cm" svg:y="11.387cm">
          <text:p text:style-name="P1">1</text:p>
        </draw:ellipse>
        <draw:ellipse draw:style-name="gr2" draw:text-style-name="P1" draw:layer="layout" svg:width="1.674cm" svg:height="0.89cm" svg:x="2.566cm" svg:y="16.031cm">
          <text:p text:style-name="P1">1</text:p>
        </draw:ellipse>
        <draw:ellipse draw:style-name="gr2" draw:text-style-name="P1" draw:layer="layout" svg:width="1.674cm" svg:height="0.89cm" svg:x="5.866cm" svg:y="16.031cm">
          <text:p text:style-name="P1">4</text:p>
        </draw:ellipse>
        <draw:ellipse draw:style-name="gr2" draw:text-style-name="P1" draw:layer="layout" svg:width="1.674cm" svg:height="0.89cm" svg:x="9.166cm" svg:y="16.031cm">
          <text:p text:style-name="P1">6</text:p>
        </draw:ellipse>
        <draw:line draw:style-name="gr1" draw:text-style-name="P1" draw:layer="layout" svg:x1="5.046cm" svg:y1="14.976cm" svg:x2="6.212cm" svg:y2="16.098cm">
          <text:p/>
        </draw:line>
        <draw:line draw:style-name="gr1" draw:text-style-name="P1" draw:layer="layout" svg:x1="5.046cm" svg:y1="14.976cm" svg:x2="3.775cm" svg:y2="16.014cm">
          <text:p/>
        </draw:line>
        <draw:line draw:style-name="gr1" draw:text-style-name="P1" draw:layer="layout" svg:x1="8.447cm" svg:y1="14.976cm" svg:x2="9.613cm" svg:y2="16.098cm">
          <text:p/>
        </draw:line>
        <draw:line draw:style-name="gr1" draw:text-style-name="P1" draw:layer="layout" svg:x1="8.447cm" svg:y1="14.976cm" svg:x2="7.176cm" svg:y2="16.014cm">
          <text:p/>
        </draw:line>
        <draw:line draw:style-name="gr1" draw:text-style-name="P1" draw:layer="layout" svg:x1="6.748cm" svg:y1="13.476cm" svg:x2="7.914cm" svg:y2="14.598cm">
          <text:p/>
        </draw:line>
        <draw:line draw:style-name="gr1" draw:text-style-name="P1" draw:layer="layout" svg:x1="6.748cm" svg:y1="13.476cm" svg:x2="5.477cm" svg:y2="14.514cm">
          <text:p/>
        </draw:line>
        <draw:ellipse draw:style-name="gr2" draw:text-style-name="P1" draw:layer="layout" svg:width="1.674cm" svg:height="0.89cm" svg:x="4.187cm" svg:y="14.488cm">
          <text:p text:style-name="P1">1</text:p>
        </draw:ellipse>
        <draw:ellipse draw:style-name="gr2" draw:text-style-name="P1" draw:layer="layout" svg:width="1.674cm" svg:height="0.89cm" svg:x="7.487cm" svg:y="14.488cm">
          <text:p text:style-name="P1">3</text:p>
        </draw:ellipse>
        <draw:ellipse draw:style-name="gr2" draw:text-style-name="P1" draw:layer="layout" svg:width="1.674cm" svg:height="0.89cm" svg:x="12.566cm" svg:y="16.032cm">
          <text:p text:style-name="P1">4</text:p>
        </draw:ellipse>
        <draw:ellipse draw:style-name="gr2" draw:text-style-name="P1" draw:layer="layout" svg:width="1.674cm" svg:height="0.89cm" svg:x="15.866cm" svg:y="16.032cm">
          <text:p text:style-name="P1">1</text:p>
        </draw:ellipse>
        <draw:line draw:style-name="gr1" draw:text-style-name="P1" draw:layer="layout" svg:x1="11.746cm" svg:y1="14.977cm" svg:x2="12.912cm" svg:y2="16.099cm">
          <text:p/>
        </draw:line>
        <draw:line draw:style-name="gr1" draw:text-style-name="P1" draw:layer="layout" svg:x1="11.746cm" svg:y1="14.977cm" svg:x2="10.475cm" svg:y2="16.015cm">
          <text:p/>
        </draw:line>
        <draw:line draw:style-name="gr1" draw:text-style-name="P1" draw:layer="layout" svg:x1="15.147cm" svg:y1="14.977cm" svg:x2="16.313cm" svg:y2="16.099cm">
          <text:p/>
        </draw:line>
        <draw:line draw:style-name="gr1" draw:text-style-name="P1" draw:layer="layout" svg:x1="15.147cm" svg:y1="14.977cm" svg:x2="13.876cm" svg:y2="16.015cm">
          <text:p/>
        </draw:line>
        <draw:line draw:style-name="gr1" draw:text-style-name="P1" draw:layer="layout" svg:x1="13.448cm" svg:y1="13.477cm" svg:x2="14.614cm" svg:y2="14.599cm">
          <text:p/>
        </draw:line>
        <draw:line draw:style-name="gr1" draw:text-style-name="P1" draw:layer="layout" svg:x1="13.448cm" svg:y1="13.477cm" svg:x2="12.177cm" svg:y2="14.515cm">
          <text:p/>
        </draw:line>
        <draw:ellipse draw:style-name="gr2" draw:text-style-name="P1" draw:layer="layout" svg:width="1.674cm" svg:height="0.89cm" svg:x="10.887cm" svg:y="14.489cm">
          <text:p text:style-name="P1">3</text:p>
        </draw:ellipse>
        <draw:ellipse draw:style-name="gr2" draw:text-style-name="P1" draw:layer="layout" svg:width="1.674cm" svg:height="0.89cm" svg:x="14.187cm" svg:y="14.489cm">
          <text:p text:style-name="P1">1</text:p>
        </draw:ellipse>
        <draw:line draw:style-name="gr1" draw:text-style-name="P1" draw:layer="layout" svg:x1="10.049cm" svg:y1="13.476cm" svg:x2="11.215cm" svg:y2="14.598cm">
          <text:p/>
        </draw:line>
        <draw:line draw:style-name="gr1" draw:text-style-name="P1" draw:layer="layout" svg:x1="10.049cm" svg:y1="13.476cm" svg:x2="8.778cm" svg:y2="14.514cm">
          <text:p/>
        </draw:line>
        <draw:ellipse draw:style-name="gr2" draw:text-style-name="P1" draw:layer="layout" svg:width="1.674cm" svg:height="0.89cm" svg:x="5.866cm" svg:y="12.93cm">
          <text:p text:style-name="P1">1</text:p>
        </draw:ellipse>
        <draw:ellipse draw:style-name="gr2" draw:text-style-name="P1" draw:layer="layout" svg:width="1.674cm" svg:height="0.89cm" svg:x="9.166cm" svg:y="12.93cm">
          <text:p text:style-name="P1">2</text:p>
        </draw:ellipse>
        <draw:ellipse draw:style-name="gr2" draw:text-style-name="P1" draw:layer="layout" svg:width="1.674cm" svg:height="0.89cm" svg:x="12.466cm" svg:y="12.93cm">
          <text:p text:style-name="P1">1</text:p>
        </draw:ellipse>
        <draw:frame draw:style-name="gr3" draw:text-style-name="P2" draw:layer="layout" svg:width="1.45cm" svg:height="0.747cm" svg:x="10.637cm" svg:y="9.911cm">
          <draw:text-box>
            <text:p text:style-name="P2">[0,0]</text:p>
          </draw:text-box>
        </draw:frame>
        <draw:frame draw:style-name="gr3" draw:text-style-name="P2" draw:layer="layout" svg:width="1.45cm" svg:height="0.747cm" svg:x="8.937cm" svg:y="11.47cm">
          <draw:text-box>
            <text:p text:style-name="P2">[1,0]</text:p>
          </draw:text-box>
        </draw:frame>
        <draw:frame draw:style-name="gr3" draw:text-style-name="P2" draw:layer="layout" svg:width="1.45cm" svg:height="0.747cm" svg:x="12.237cm" svg:y="11.471cm">
          <draw:text-box>
            <text:p text:style-name="P2">[1,1]</text:p>
          </draw:text-box>
        </draw:frame>
        <draw:frame draw:style-name="gr3" draw:text-style-name="P2" draw:layer="layout" svg:width="1.45cm" svg:height="0.747cm" svg:x="7.337cm" svg:y="13.07cm">
          <draw:text-box>
            <text:p text:style-name="P2">[2,0]</text:p>
          </draw:text-box>
        </draw:frame>
        <draw:frame draw:style-name="gr3" draw:text-style-name="P2" draw:layer="layout" svg:width="1.45cm" svg:height="0.747cm" svg:x="10.637cm" svg:y="13.071cm">
          <draw:text-box>
            <text:p text:style-name="P2">[2,1]</text:p>
          </draw:text-box>
        </draw:frame>
        <draw:frame draw:style-name="gr3" draw:text-style-name="P2" draw:layer="layout" svg:width="1.45cm" svg:height="0.747cm" svg:x="5.637cm" svg:y="14.57cm">
          <draw:text-box>
            <text:p text:style-name="P2">[3,0]</text:p>
          </draw:text-box>
        </draw:frame>
        <draw:frame draw:style-name="gr3" draw:text-style-name="P2" draw:layer="layout" svg:width="1.45cm" svg:height="0.747cm" svg:x="8.937cm" svg:y="14.571cm">
          <draw:text-box>
            <text:p text:style-name="P2">[3,1]</text:p>
          </draw:text-box>
        </draw:frame>
        <draw:frame draw:style-name="gr3" draw:text-style-name="P2" draw:layer="layout" svg:width="1.45cm" svg:height="0.747cm" svg:x="12.337cm" svg:y="14.57cm">
          <draw:text-box>
            <text:p text:style-name="P2">[3,2]</text:p>
          </draw:text-box>
        </draw:frame>
        <draw:frame draw:style-name="gr3" draw:text-style-name="P2" draw:layer="layout" svg:width="1.45cm" svg:height="0.747cm" svg:x="15.637cm" svg:y="14.571cm">
          <draw:text-box>
            <text:p text:style-name="P2">[3,3]</text:p>
          </draw:text-box>
        </draw:frame>
        <draw:frame draw:style-name="gr3" draw:text-style-name="P2" draw:layer="layout" svg:width="1.45cm" svg:height="0.747cm" svg:x="4.037cm" svg:y="16.07cm">
          <draw:text-box>
            <text:p text:style-name="P2">[4,0]</text:p>
          </draw:text-box>
        </draw:frame>
        <draw:frame draw:style-name="gr3" draw:text-style-name="P2" draw:layer="layout" svg:width="1.45cm" svg:height="0.747cm" svg:x="7.337cm" svg:y="16.071cm">
          <draw:text-box>
            <text:p text:style-name="P2">[4,1]</text:p>
          </draw:text-box>
        </draw:frame>
        <draw:frame draw:style-name="gr3" draw:text-style-name="P2" draw:layer="layout" svg:width="1.45cm" svg:height="0.747cm" svg:x="10.737cm" svg:y="16.07cm">
          <draw:text-box>
            <text:p text:style-name="P2">[4,2]</text:p>
          </draw:text-box>
        </draw:frame>
        <draw:frame draw:style-name="gr3" draw:text-style-name="P2" draw:layer="layout" svg:width="1.45cm" svg:height="0.747cm" svg:x="14.037cm" svg:y="16.071cm">
          <draw:text-box>
            <text:p text:style-name="P2">[4,3]</text:p>
          </draw:text-box>
        </draw:frame>
        <draw:frame draw:style-name="gr3" draw:text-style-name="P2" draw:layer="layout" svg:width="1.45cm" svg:height="0.747cm" svg:x="13.937cm" svg:y="13.072cm">
          <draw:text-box>
            <text:p text:style-name="P2">[2,2]</text:p>
          </draw:text-box>
        </draw:frame>
        <draw:frame draw:style-name="gr3" draw:text-style-name="P2" draw:layer="layout" svg:width="1.45cm" svg:height="0.747cm" svg:x="17.337cm" svg:y="16.072cm">
          <draw:text-box>
            <text:p text:style-name="P2">[4,4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mes Plank</meta:initial-creator>
    <meta:creation-date>2011-01-29T12:09:15</meta:creation-date>
    <dc:date>2011-01-29T12:17:46</dc:date>
    <dc:creator>James Plank</dc:creator>
    <meta:editing-duration>PT00H08M35S</meta:editing-duration>
    <meta:editing-cycles>1</meta:editing-cycles>
    <meta:document-statistic meta:object-count="85"/>
    <meta:generator>OpenOffice.org/3.2$Unix OpenOffice.org_project/320m18$Build-9502</meta:generator>
  </office:meta>
</office:document-meta>
</file>